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style:text-properties style:font-name="Calibri Light" style:font-name-asian="Times New Roman" style:font-name-complex="Times New Roman" fo:font-size="12pt" style:font-size-asian="12pt" style:font-size-complex="12pt" fo:language="nl" fo:country="NL"/>
    </style:style>
    <style:style style:name="P2"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3"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4"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5" style:parent-style-name="Normal" style:family="paragraph">
      <style:paragraph-properties fo:margin-top="0.0694in" fo:margin-bottom="0.0694in" fo:line-height="100%" fo:margin-left="0.5in">
        <style:tab-stops/>
      </style:paragraph-properties>
      <style:text-properties style:font-name="Calibri Light" style:font-name-complex="Times New Roman" fo:font-size="12pt" style:font-size-asian="12pt" style:font-size-complex="12pt" fo:language="nl" fo:country="NL"/>
    </style:style>
    <style:style style:name="P6"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7"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8"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9"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10"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11" style:parent-style-name="Normal" style:family="paragraph">
      <style:paragraph-properties fo:margin-top="0.0694in" fo:margin-bottom="0.0694in" fo:line-height="100%" fo:margin-left="0.5in">
        <style:tab-stops/>
      </style:paragraph-properties>
    </style:style>
    <style:style style:name="T12" style:parent-style-name="DefaultParagraphFont" style:family="text">
      <style:text-properties style:font-name="Calibri Light" style:font-name-asian="Times New Roman" style:font-name-complex="Times New Roman" fo:font-size="12pt" style:font-size-asian="12pt" style:font-size-complex="12pt" fo:language="nl" fo:country="NL"/>
    </style:style>
    <style:style style:name="T13" style:parent-style-name="NormalWeb" style:family="text">
      <style:text-properties style:font-name="Calibri Light" style:font-name-complex="Times New Roman" fo:font-size="12pt" style:font-size-asian="12pt" style:font-size-complex="12pt" fo:language="nl" fo:country="NL"/>
    </style:style>
    <style:style style:name="T14" style:parent-style-name="st" style:family="text">
      <style:text-properties style:font-name="Calibri Light" style:font-name-complex="Times New Roman" fo:font-size="12pt" style:font-size-asian="12pt" style:font-size-complex="12pt" fo:language="nl" fo:country="NL"/>
    </style:style>
    <style:style style:name="T15" style:parent-style-name="Emphasis" style:family="text">
      <style:text-properties style:font-name="Calibri Light" style:font-name-complex="Times New Roman" fo:font-size="12pt" style:font-size-asian="12pt" style:font-size-complex="12pt" fo:language="nl" fo:country="NL"/>
    </style:style>
    <style:style style:name="T16" style:parent-style-name="st" style:family="text">
      <style:text-properties style:font-name="Calibri Light" style:font-name-complex="Times New Roman" fo:font-size="12pt" style:font-size-asian="12pt" style:font-size-complex="12pt" fo:language="nl" fo:country="NL"/>
    </style:style>
    <style:style style:name="T17" style:parent-style-name="Emphasis" style:family="text">
      <style:text-properties style:font-name="Calibri Light" style:font-name-complex="Times New Roman" fo:font-size="12pt" style:font-size-asian="12pt" style:font-size-complex="12pt" fo:language="nl" fo:country="NL"/>
    </style:style>
    <style:style style:name="T18" style:parent-style-name="st" style:family="text">
      <style:text-properties style:font-name="Calibri Light" style:font-name-complex="Times New Roman" fo:font-size="12pt" style:font-size-asian="12pt" style:font-size-complex="12pt" fo:language="nl" fo:country="NL"/>
    </style:style>
    <style:style style:name="P19"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20"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21"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22"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23"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24"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25"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26"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27"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28"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29"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30"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31"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32"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33" style:parent-style-name="Normal" style:family="paragraph">
      <style:paragraph-properties fo:margin-top="0.0694in" fo:margin-bottom="0.0694in" fo:line-height="100%" fo:margin-left="0.5in">
        <style:tab-stops/>
      </style:paragraph-properties>
    </style:style>
    <style:style style:name="T34" style:parent-style-name="st" style:family="text">
      <style:text-properties style:font-name="Calibri Light" fo:language="nl" fo:country="NL"/>
    </style:style>
    <style:style style:name="P35"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36" style:parent-style-name="Normal" style:family="paragraph">
      <style:paragraph-properties fo:margin-top="0.0694in" fo:margin-bottom="0.0694in" fo:line-height="100%" fo:margin-left="0.5in">
        <style:tab-stops/>
      </style:paragraph-properties>
      <style:text-properties style:font-name="Calibri Light" fo:language="nl" fo:country="NL"/>
    </style:style>
    <style:style style:name="P37"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38"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39"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40"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41"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42"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43"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44"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45"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46" style:parent-style-name="Standaard" style:family="paragraph">
      <style:paragraph-properties style:text-autospace="none" fo:margin-left="0.5in">
        <style:tab-stops/>
      </style:paragraph-properties>
      <style:text-properties style:font-name="Calibri Light" style:font-name-complex="Calibri Light" fo:color="#000000" fo:font-size="11pt" style:font-size-asian="11pt" style:font-size-complex="11pt"/>
    </style:style>
    <style:style style:name="P47"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48"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49"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50" style:parent-style-name="Normal" style:family="paragraph">
      <style:paragraph-properties fo:margin-top="0.0694in" fo:margin-bottom="0.0694in" fo:line-height="100%" fo:margin-left="0.5in">
        <style:tab-stops/>
      </style:paragraph-properties>
    </style:style>
    <style:style style:name="T51" style:parent-style-name="DefaultParagraphFont" style:family="text">
      <style:text-properties style:font-name="Calibri Light" fo:language="nl" fo:country="NL"/>
    </style:style>
    <style:style style:name="P52"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53"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54"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55"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56"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57"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58" style:parent-style-name="Normal" style:family="paragraph">
      <style:paragraph-properties fo:margin-top="0.0694in" fo:margin-bottom="0.0694in" fo:line-height="100%" fo:margin-left="0.5in">
        <style:tab-stops/>
      </style:paragraph-properties>
    </style:style>
    <style:style style:name="T59" style:parent-style-name="DefaultParagraphFont" style:family="text">
      <style:text-properties style:font-name="Calibri Light" fo:language="nl" fo:country="NL"/>
    </style:style>
    <style:style style:name="P60"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61"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62"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63"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64"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65"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66"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67"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68" style:parent-style-name="Normal" style:list-style-name="LFO1" style:family="paragraph">
      <style:paragraph-properties fo:margin-top="0.0694in" fo:margin-bottom="0.0694in" fo:line-height="100%"/>
      <style:text-properties style:font-name-asian="Times New Roman" style:font-name-complex="Times New Roman" fo:font-size="12pt" style:font-size-asian="12pt" style:font-size-complex="12pt" fo:language="nl" fo:country="NL"/>
    </style:style>
    <style:style style:name="P69" style:parent-style-name="Normal" style:family="paragraph">
      <style:paragraph-properties fo:margin-top="0.0694in" fo:margin-bottom="0.0694in" fo:line-height="100%" fo:margin-left="0.5in">
        <style:tab-stops/>
      </style:paragraph-properties>
      <style:text-properties style:font-name="Calibri Light" style:font-name-asian="Times New Roman" style:font-name-complex="Times New Roman" fo:font-size="12pt" style:font-size-asian="12pt" style:font-size-complex="12pt" fo:language="nl" fo:country="NL"/>
    </style:style>
    <style:style style:name="P70" style:parent-style-name="Normal" style:family="paragraph">
      <style:text-properties style:font-name="Calibri Light" fo:language="nl" fo:country="NL"/>
    </style:style>
  </office:automatic-styles>
  <office:body>
    <office:text text:use-soft-page-breaks="true">
      <text:p text:style-name="P1">vragen open vragen toets 4A8B</text:p>
      <text:list text:style-name="LFO1" text:continue-numbering="true">
        <text:list-item>
          <text:p text:style-name="P2">Zoek op wat geweldloze communicatie is en geef hiervan een korte beschrijving (min 30w)</text:p>
        </text:list-item>
      </text:list>
      <text:p text:style-name="P3">Discord is een geweldig service wat gratis is en werkt, discord wordt voornamelijk gebruikt voor video games om met elkaar te comuniceren via de chat of audiocomunicatie. Het is super makelijk te gebruiken modern en het is geen Ms Teams!</text:p>
      <text:list text:style-name="LFO1" text:continue-numbering="true">
        <text:list-item>
          <text:p text:style-name="P4">Beschrijf in een korte samenvatting (minmaal 100w, exclusief de 12 principes) wat scrum is, wat de onderdelen zijn, wat zijn de voor/nadelen, de scrum artifacts, de rituelen etc.</text:p>
        </text:list-item>
      </text:list>
      <text:p text:style-name="P5">Scrum is een agile werkwijze die je wendbaarheid vergroot en het mogelijk maakt om zo goed mogelijk aan te sluiten op de wensen van je doelgroep of eindgebruiker. Waar bij een traditionele aanpak veel tijd zit in de<text:s/>documentatie, zorg je met Scrum dat je zo snel mogelijk waarde toevoegt voor de klant.<text:s/>Met de agile process zal je niet aan onnodige opdrachten werken, en zal er altijd aan het eind van een spint een werkend product opgeleverd worden bij de klant. Er zijn wel nadelen met scum dit heeft te maken dat je in een team werkt en daardoor moet je veel comuniceren ook als je onder agile werkt kost het veel tijd en dedicatie om aan het eind het product op te leveren.</text:p>
      <text:list text:style-name="LFO1" text:continue-numbering="true">
        <text:list-item>
          <text:p text:style-name="P6">Welke onderdelen heeft een scrum bord?</text:p>
        </text:list-item>
      </text:list>
      <text:p text:style-name="P7">User stories:<text:s/>is een korte beschrijving wat een gebruiker wilt.</text:p>
      <text:p text:style-name="P8">To do: zijn kleine opdrachten gebaseerd op een user story.</text:p>
      <text:p text:style-name="P9">Doing: is een to do wat iemand aan werkt je kan maar een to do op je naam zetten en moet die dan ook gelijk doen.</text:p>
      <text:p text:style-name="P10">Done: is al seen Doin klaar.</text:p>
      <text:p text:style-name="P11"><text:span text:style-name="T12">Backlog:</text:span><text:span text:style-name="T13"><text:s/></text:span><text:span text:style-name="T14">De Product<text:s/></text:span><text:span text:style-name="T15">Backlog</text:span><text:span text:style-name="T16"><text:s/>in<text:s/></text:span><text:span text:style-name="T17">Scrum</text:span><text:span text:style-name="T18"><text:s/>bestaat uit een lijst met items (User Stories) die uitgevoerd moeten worden tijdens de ontwikkeling van het product.</text:span></text:p>
      <text:list text:style-name="LFO1" text:continue-numbering="true">
        <text:list-item>
          <text:p text:style-name="P19">Leg uit wat INVEST is en wat dit met scrum te maken heeft.</text:p>
        </text:list-item>
      </text:list>
      <text:p text:style-name="P20">I-independent-(user stories moeten onafhankelijk van elkaar zijn zodat er geen dubel werk gedaan wordt)</text:p>
      <text:p text:style-name="P21">Invest heeft te maken met userstories en user stories hebben te maken met scrum. Invest is bedoeld al een richtlijn om user stories te maken.</text:p>
      <text:soft-page-break/>
      <text:p text:style-name="P22">N-negotiable-(user stories moeten te onderhandelbaar zijn)</text:p>
      <text:p text:style-name="P23">V-valuable-(user stories moeten een waarden hebben anders heeft de klant er niks aan)</text:p>
      <text:p text:style-name="P24">E-estimable-(user stories moeten tijdgebondig zijn zodat je weet hoeveel je in een sprint mee kan pakken)</text:p>
      <text:p text:style-name="P25">S-small-(user stories moeten niet te groot zijn zodat je het werk makelijk kan verdelen en in kan schaten)</text:p>
      <text:p text:style-name="P26">t-testable-(user stories moet je kunnen testen bij het eind van een sprint)</text:p>
      <text:list text:style-name="LFO1" text:continue-numbering="true">
        <text:list-item>
          <text:p text:style-name="P27">Leg uit wat SMART is</text:p>
        </text:list-item>
      </text:list>
      <text:p text:style-name="P28">Smart is een set van critiek op het maken van doelen zoals sprint goals wat dan een korte bescrijving is van de scrum team.</text:p>
      <text:list text:style-name="LFO1" text:continue-numbering="true">
        <text:list-item>
          <text:p text:style-name="P29">Hoe formuleer ik een User story en wat zijn de valkuilen hierbij?</text:p>
        </text:list-item>
      </text:list>
      <text:p text:style-name="P30">Als .… wil ik …. zodat ik ….</text:p>
      <text:p text:style-name="P31">Een valkuil is als je een van de woorden van het formaat vergeet, de andere valkuil is dat je de visie van het product kan missen waardoor je dan onnodige user stories krijg.</text:p>
      <text:list text:style-name="LFO1" text:continue-numbering="true">
        <text:list-item>
          <text:p text:style-name="P32">Wat is een DDOS aanval?</text:p>
        </text:list-item>
      </text:list>
      <text:p text:style-name="P33"><text:span text:style-name="T34">Is een aanval van heel veel computers die verbinding met één server maken. Zodat het moeilijker wordt voor andere mensen om gebruik te maken van dat network.</text:span></text:p>
      <text:list text:style-name="LFO1" text:continue-numbering="true">
        <text:list-item>
          <text:p text:style-name="P35">Wat is UTF8 en wat heb ik eraan?</text:p>
        </text:list-item>
      </text:list>
      <text:p text:style-name="P36">Is een Unicode/ISO om tekens op te slaan als een stroom van bytes, een zogenaamde tekencodering.</text:p>
      <text:list text:style-name="LFO1" text:continue-numbering="true">
        <text:list-item>
          <text:p text:style-name="P37">Ga voor de volgende User stories na of deze goede user stories zijn voor SCRUM?</text:p>
        </text:list-item>
      </text:list>
      <text:p text:style-name="P38">1(Is goed)-Als koper wil ik de specificaties van een product kunnen bekijken, zodat ik weet wat ik ga kopen.</text:p>
      <text:p text:style-name="P39">2(Is<text:s/>slecht)-Als aanstaande koper wil ik weten of de website gekeurd is, zodat ik kan kijken of de website betrouwbaar is.</text:p>
      <text:p text:style-name="P40">3(Is<text:s/>goed)-Als koper wil ik weten wat anderen van het product vinden, zodat ik mijn mening op dat van een ander kan baseren.</text:p>
      <text:soft-page-break/>
      <text:list text:style-name="LFO1" text:continue-numbering="true">
        <text:list-item>
          <text:p text:style-name="P41">Wat zijn de vijf soorten teams die wij volgens het boek Tribal Leadership (Dave Logan, John King, zoek op!) kunnen onderscheiden en waarom is dit van belang?</text:p>
        </text:list-item>
      </text:list>
      <text:p text:style-name="P42">kan ik niet vinden heb al aan een aantal klasgenoten gevraagd en ik denk niet dat iemand dit kan antwoorden.</text:p>
      <text:list text:style-name="LFO1" text:continue-numbering="true">
        <text:list-item>
          <text:p text:style-name="P43">Ik beloof bij deze plechtig een passwordmanager te gaan gebruiken en hier nooit meer van af te wijken:<text:s/></text:p>
        </text:list-item>
      </text:list>
      <text:p text:style-name="P44">Antwoord —&gt;<text:s/>mischien.</text:p>
      <text:list text:style-name="LFO1" text:continue-numbering="true">
        <text:list-item>
          <text:p text:style-name="P45">Wat is een SP network?</text:p>
        </text:list-item>
      </text:list>
      <text:p text:style-name="P46">Web encryptie.</text:p>
      <text:list text:style-name="LFO1" text:continue-numbering="true">
        <text:list-item>
          <text:p text:style-name="P47">Wat zijn de waarden die wij hebben bepaald voor ons als klas?</text:p>
        </text:list-item>
      </text:list>
      <text:p text:style-name="P48">je mag 10 minuten te laat komen.</text:p>
      <text:list text:style-name="LFO1" text:continue-numbering="true">
        <text:list-item>
          <text:p text:style-name="P49">Wat is de waterval methode, en hoe verschilt deze van de SCRUM methode?</text:p>
        </text:list-item>
      </text:list>
      <text:p text:style-name="P50"><text:span text:style-name="T51">Werken volgens de watervalmethode betekent dat alle ontwikkelingsfases na elkaar plaatsvinden.</text:span></text:p>
      <text:list text:style-name="LFO1" text:continue-numbering="true">
        <text:list-item>
          <text:p text:style-name="P52">Maak een SWOT analyse van deze toets.</text:p>
        </text:list-item>
      </text:list>
      <text:p text:style-name="P53">sterktes: je kan een makelijk cijfer scoren.</text:p>
      <text:p text:style-name="P54">bedrijgingen: je kan beschuldigd worden voor plagiaat.</text:p>
      <text:p text:style-name="P55">Kansen: je kan een makelijk cijfer scoren.</text:p>
      <text:p text:style-name="P56">Zwaktes: slechte vragen wat wij niet in de les behandeld hebben.</text:p>
      <text:list text:style-name="LFO1" text:continue-numbering="true">
        <text:list-item>
          <text:p text:style-name="P57">Wat is de Moscow methode?</text:p>
        </text:list-item>
      </text:list>
      <text:p text:style-name="P58"><text:span text:style-name="T59">De MoSCoW-methode is een wijze van prioriteiten stellen zoals bij user stories.</text:span></text:p>
      <text:list text:style-name="LFO1" text:continue-numbering="true">
        <text:list-item>
          <text:p text:style-name="P60">Formuleer 3 userstories voor jou als thuiswerker/student je productiviteit verhogen</text:p>
        </text:list-item>
      </text:list>
      <text:p text:style-name="P61">Als student wil ik ik mijn kamer shoon houden zodat ik niet nog zieker wordt van carona.</text:p>
      <text:p text:style-name="P62">Als student wil ik ik beweging krijgen zodat ik nog door de deur kan.</text:p>
      <text:p text:style-name="P63">Als student wil ik weer school zodat ik minder huiswerk krijg.</text:p>
      <text:soft-page-break/>
      <text:list text:style-name="LFO1" text:continue-numbering="true">
        <text:list-item>
          <text:p text:style-name="P64">Formuleer 3 userstories voor mij als<text:s/><text:bookmark-start text:name="_Hlk37790478"/>docent<text:s/><text:bookmark-end text:name="_Hlk37790478"/>die het doel hebben het thuisstuderen te verbeteren</text:p>
        </text:list-item>
      </text:list>
      <text:p text:style-name="P65">Als<text:s/>docent<text:s/>wil ik dat studenten opletten in de call zodat ik weet dat ze wat leren</text:p>
      <text:p text:style-name="P66">Als<text:s/>docent<text:s/>wil ik dat vaken met elkaar samen gaan werken zodat het makelijk is voor de student om alles te maken.</text:p>
      <text:p text:style-name="P67">Als<text:s/>docent<text:s/>wil ik dat wij regelmatig les hebben op de zelfde tijd zodat<text:s/>er geen verwaring is tussen studented.</text:p>
      <text:list text:style-name="LFO1" text:continue-numbering="true">
        <text:list-item>
          <text:p text:style-name="P68">Waar bestaat de Sprint Zero uit?</text:p>
        </text:list-item>
      </text:list>
      <text:p text:style-name="P69">Dat is een voorbereiding aan documentatie en is eigenlijk bedoeld om alvast een werk klaar te zetten zodat je soepel met sprint 1 kan begingen.</text:p>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 style:display-name="st"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Standaard" style:display-name="Standaard" style:family="paragraph">
      <style:paragraph-properties style:vertical-align="baseline" fo:margin-bottom="0in" fo:line-height="100%"/>
      <style:text-properties style:font-name="Calibri" style:font-name-asian="Calibri" style:font-name-complex="Times New Roman" fo:font-size="12pt" style:font-size-asian="12pt" style:font-size-complex="12pt" fo:language="nl" fo:country="N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liet, W.A. (Wesley) van der</meta:initial-creator>
    <dc:creator>Vliet, W.A. (Wesley) van der</dc:creator>
    <meta:creation-date>2020-04-14T17:33:00Z</meta:creation-date>
    <dc:date>2020-04-14T19:17:00Z</dc:date>
    <meta:template xlink:href="Normal.dotm" xlink:type="simple"/>
    <meta:editing-cycles>11</meta:editing-cycles>
    <meta:editing-duration>PT6180S</meta:editing-duration>
    <meta:document-statistic meta:page-count="4" meta:paragraph-count="10" meta:word-count="822" meta:character-count="5498" meta:row-count="39" meta:non-whitespace-character-count="4686"/>
  </office:meta>
</office:document-meta>
</file>